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./</text:p>
      <text:p text:style-name="P7">Philadelphia,/</text:p>
      <text:p text:style-name="P6"/>
      <text:p text:style-name="P6">[Page 1]</text:p>
      <text:p text:style-name="P8">For a funeral/</text:p>
      <text:p text:style-name="P8"/>
      <text:p text:style-name="P6">The fragment of the Scriptures which I have just re-/-cited, is so suggestive, that it supplies reflective/ minds with thoughts both instructive and consolatory./ <text:s/>What necessity can there be after that for oratorical words of con-/-dolence, or pastoral <text:span text:style-name="T2">exhortations</text:span><text:span text:style-name="T3"> lamentations? <text:s/>what need of such,/ when we have learned fro ma soul-illumined psalmist,/ how compassionate is He who has made us of a twofold/ nature? <text:s/></text:span><text:span text:style-name="T2">What</text:span><text:span text:style-name="T3"> Grant solace in the inspired teaching! <text:s/>Because we all are frail and infirm/ of purpose, therefore our occasional straying </text:span><text:span text:style-name="T2">away</text:span><text:span text:style-name="T3">/ from right, will not hide from us the face of the/ Most High. <text:s/>Not because in our struggle between/ the flesh and the spirit, what is ignoble will, at/ times, assert its supremacy, therefore the noble part/ in us </text:span><text:span text:style-name="T2">will</text:span><text:span text:style-name="T3"> must suffer perdition. <text:s/>No: comforting is/ the promise [Hebrew] "Not for ever/ will (our heavenly Father) chide, nor retain His anger always."/ <text:s/>Shall fallible man then judge? <text:s/>Shall finite man say: "This/ one was rich in opportunities to rise up to moral perfectibility,/ but since he preferred to be bound low down to the earth,/</text:span></text:p>
      <text:p text:style-name="P6"><text:span text:style-name="T3"/></text:p>
      <text:p text:style-name="P6"><text:span text:style-name="T3">[Page 2]</text:span></text:p>
      <text:p text:style-name="P9"><text:soft-page-break/>therefore<text:span text:style-name="T3"> surely he will not enter the kingdom of the Ruler/ enthroned in absolute perfection." <text:s/>Or, "that one who followed the/ way </text:span>fif<text:span text:style-name="T3"> piety, will </text:span>surely<text:span text:style-name="T3"> certainly meet a welcome at the mansion/ of the Parent of good." <text:s/>No, presumptuous is he/ </text:span>finite being<text:span text:style-name="T3"> who passes sentence on the </text:span>future<text:span text:style-name="T3"> ultimate destiny of his/ fellow-being. <text:s/>Guided by the wise </text:span>teaching<text:span text:style-name="T3"> maxim of the/ gentle hearted Hillel, we should not trust our own selves,/ nor believe in our own powers of resistance, till the hour of our/ departure arrives, for who can foretell, asks the Sage, "who can/ foretell, if situated as our neighbor where we condemn,/ we would have acted differently"; who can search/ </text:span>within us<text:span text:style-name="T3"> our inmost parts and discover whether the religious habits which/ we praise are the effect of a deep set love of the com-/-mandments, or rather of the long acquired outward custom? <text:s/>Silence/ in the presence of death is therefore wisdom. <text:s/>Silence touching those/ whose mortal place remains vacant, but much may/ be spoken to those still clothed in mortality./</text:span></text:p>
      <text:p text:style-name="P9"><text:span text:style-name="T3">Referring once again to the position of the psalm, which/ I have read, I must point out to the living the/ declaration of its inspired author. <text:s/>"The mercy of the/ Lord and His loving-kindness are felt by the children, yea,/ by the children's children of such as keep His covenant,/</text:span></text:p>
      <text:p text:style-name="P9"><text:span text:style-name="T3"/></text:p>
      <text:p text:style-name="P9"><text:span text:style-name="T3">[Page 3]</text:span></text:p>
      <text:p text:style-name="P9"><text:span text:style-name="T3">and remember His statutes to do them." <text:s/>How can those/ workings of celestial attributes be felt? <text:s/>By means of/ parental education. <text:s/>B...B.....is not dead./ <text:s/>He lives in his child. <text:s/></text:span>By<text:span text:style-name="T3"> Through that boy righteously reared, will he remain/ upon earth disembodied. <text:s/></text:span>The<text:span text:style-name="T3"> Spiritual qualities </text:span>which were<text:span text:style-name="T3">/ </text:span>spiritual<text:span text:style-name="T3"> in the nature of the father, ought to be reproduced in the/ character of the representative of his name. <text:s/>That/ difficult, but most sacred duty, the duty of eliciting what is/ good in the little one, devolves upon the mother./ <text:s/>Centering her powers on the attaining of that object,/ she will be in </text:span>constant<text:span text:style-name="T3"> ethereal correspondence of sentiments/ with the Israelite to whom she was wedded, and/ thus enhance his joys in eternity. <text:s/>The relatives/ of the deceased </text:span>Israelite<text:span text:style-name="T3"> Hebrew, will not consider if officious,/ to be asked to help the widow in her task./ <text:s/>That some of them </text:span>I know<text:span text:style-name="T3"> with whom I am acquainted, are capable of aiding/ in that holy undertaking, I am assured by personal/ observation. <text:s/>May they apply educational knowledge/ so blissfully./</text:span></text:p>
      <text:p text:style-name="P9"><text:span text:style-name="T3">And Thou, O God! pour the balm of consolation on/ the aged father, too often tried in the crucible of/ afflictions. <text:s/>May past sorrows be forgotten/</text:span></text:p>
      <text:p text:style-name="P9"><text:span text:style-name="T3"/></text:p>
      <text:p text:style-name="P9"><text:span text:style-name="T3">[Page 4]</text:span></text:p>
      <text:p text:style-name="P9"><text:span text:style-name="T3">in the joys yet in store for him and his progeny./ <text:s/>Grant Thy creature B....B....forgiveness, and/ his relict the power to serve Thee by leading her child's/ steps in the path of </text:span>righteousness<text:span text:style-name="T3"> rectitude. <text:s/>May example/ allied to precept bring forth an abundance of noble/ deeds, benefitting[sic!] society, Judaism and the cause/ of truth. <text:s/>Grant that in every one who mourns be/ fulfilled the sentence of the book of books "Surely there/ is a future, and they hope will not be cut off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3:58:42.97</meta:creation-date>
    <meta:document-statistic meta:table-count="0" meta:image-count="0" meta:object-count="0" meta:page-count="3" meta:paragraph-count="75" meta:word-count="868" meta:character-count="5484"/>
    <dc:date>2012-10-10T14:24:38.28</dc:date>
    <dc:creator>Penn Libraries</dc:creator>
    <meta:editing-duration>PT00H07M54S</meta:editing-duration>
    <meta:editing-cycles>1</meta:editing-cycles>
    <meta:generator>OpenOffice.org/3.2$Win32 OpenOffice.org_project/320m12$Build-9483</meta:generator>
  </office:meta>
</office:document-meta>
</file>